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Number of TC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1" calcext:value-type="float">
            <text:p>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P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PH">Php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PH">Php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0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0T11:46:47.569699431</meta:creation-date>
    <dc:date>2019-03-10T12:25:54.792295711</dc:date>
    <meta:editing-duration>PT8M6S</meta:editing-duration>
    <meta:editing-cycles>1</meta:editing-cycles>
    <meta:document-statistic meta:table-count="1" meta:cell-count="138" meta:object-count="0"/>
    <meta:generator>LibreOffice/5.1.6.2$Linux_X86_64 LibreOffice_project/10m0$Build-2</meta:generator>
  </office:meta>
</office:document-meta>
</file>